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Essiah" fo:font-size="28pt" style:font-size-asian="28pt" style:font-size-complex="28pt"/>
    </style:style>
    <style:style style:name="P15" style:family="paragraph" style:parent-style-name="normal"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7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19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1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2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style:font-name="essiah" fo:font-size="22pt" style:font-size-asian="22pt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27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fo:font-size="22pt" style:font-size-asian="22pt" style:font-size-complex="22pt"/>
    </style:style>
    <style:style style:name="P29" style:family="paragraph" style:parent-style-name="normal">
      <style:text-properties fo:font-variant="normal" fo:text-transform="none" fo:color="#000000" style:font-name="Bodoni 72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30" style:family="paragraph" style:parent-style-name="normal">
      <style:text-properties style:font-name="Liberation Mono" fo:font-size="24pt" style:font-size-asian="24pt" style:font-size-complex="24pt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1" fo:font-size="22pt" style:font-size-asian="22pt" style:font-size-complex="2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1" fo:font-size="22pt" style:text-underline-style="none" fo:font-weight="normal" style:font-size-asian="22pt" style:font-weight-asian="normal" style:font-size-complex="2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1" fo:font-size="22pt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essiah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1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1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5" style:family="paragraph" style:parent-style-name="Heading_20_1">
      <style:text-properties style:font-name="Bodoni 72"/>
    </style:style>
    <style:style style:name="P56" style:family="paragraph" style:parent-style-name="Heading_20_1">
      <style:text-properties style:font-name="Bodoni 72" style:text-underline-style="none"/>
    </style:style>
    <style:style style:name="P57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58" style:family="paragraph" style:parent-style-name="Heading_20_2">
      <style:text-properties style:font-name="Bodoni 72"/>
    </style:style>
    <style:style style:name="P59" style:family="paragraph" style:parent-style-name="Heading_20_2">
      <style:text-properties style:font-name="Bodoni 72" style:font-name-asian="Verdana1" style:font-name-complex="Verdana1"/>
    </style:style>
    <style:style style:name="P60" style:family="paragraph" style:parent-style-name="Heading_20_2">
      <style:text-properties style:font-name="Bodoni 72" style:text-underline-style="none" style:font-name-asian="essiah2" style:font-name-complex="essiah2"/>
    </style:style>
    <style:style style:name="P61" style:family="paragraph" style:parent-style-name="Title" style:master-page-name="Standard">
      <style:paragraph-properties style:page-number="1"/>
      <style:text-properties style:font-name="Essiah" fo:font-size="48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P62" style:family="paragraph" style:parent-style-name="Heading_20_1">
      <style:text-properties style:font-name="Bodoni 72"/>
    </style:style>
    <style:style style:name="P63" style:family="paragraph" style:parent-style-name="normal">
      <style:paragraph-properties fo:text-align="start" style:justify-single-word="false"/>
      <style:text-properties fo:color="#000000" style:font-name="essiah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64" style:family="paragraph" style:parent-style-name="normal">
      <style:paragraph-properties fo:text-align="start" style:justify-single-word="false"/>
      <style:text-properties fo:color="#000000"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65" style:family="paragraph" style:parent-style-name="normal">
      <style:text-properties fo:font-variant="normal" fo:text-transform="none" fo:color="#000000" style:font-name="Liberation Mono" fo:font-size="24pt" fo:letter-spacing="normal" fo:font-style="normal" fo:font-weight="bold" fo:background-color="#ffffff" style:font-name-asian="essiah2" style:font-size-asian="24pt" style:font-weight-asian="bold" style:font-name-complex="essiah2" style:font-size-complex="24pt" style:font-weight-complex="bold"/>
    </style:style>
    <style:style style:name="P66" style:family="paragraph" style:parent-style-name="normal">
      <style:text-properties fo:font-variant="normal" fo:text-transform="none" fo:color="#000000" style:font-name="Bodoni 72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67" style:family="paragraph" style:parent-style-name="normal">
      <style:paragraph-properties fo:text-align="start" style:justify-single-word="false"/>
      <style:text-properties fo:font-variant="normal" fo:text-transform="none" fo:color="#000000" style:font-name="essiah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68" style:family="paragraph" style:parent-style-name="normal">
      <style:paragraph-properties fo:text-align="start" style:justify-single-word="false"/>
      <style:text-properties fo:font-variant="normal" fo:text-transform="none" fo:color="#000000" style:font-name="essiah" fo:font-size="8pt" fo:letter-spacing="normal" fo:font-style="normal" fo:font-weight="normal" fo:background-color="transparent" style:font-name-asian="essiah2" style:font-size-asian="8pt" style:font-weight-asian="normal" style:font-name-complex="essiah2" style:font-size-complex="8pt" style:font-weight-complex="normal"/>
    </style:style>
    <style:style style:name="P69" style:family="paragraph" style:parent-style-name="normal">
      <style:paragraph-properties fo:text-align="start" style:justify-single-word="false"/>
      <style:text-properties fo:font-variant="normal" fo:text-transform="none" fo:color="#000000" style:font-name="essiah" fo:font-size="18pt" fo:letter-spacing="normal" fo:font-style="normal" fo:font-weight="normal" fo:background-color="transparent" style:font-name-asian="essiah2" style:font-size-asian="18pt" style:font-weight-asian="normal" style:font-name-complex="essiah2" style:font-size-complex="18pt" style:font-weight-complex="normal"/>
    </style:style>
    <style:style style:name="T1" style:family="text">
      <style:text-properties style:font-name="essiah1" style:text-underline-style="none"/>
    </style:style>
    <style:style style:name="T2" style:family="text">
      <style:text-properties style:font-name="essiah1" style:text-underline-style="none" fo:font-weight="normal" style:font-weight-asian="normal" style:font-weight-complex="normal"/>
    </style:style>
    <style:style style:name="T3" style:family="text">
      <style:text-properties style:font-name="essiah1" style:text-underline-style="none" style:font-name-asian="essiah2" style:font-name-complex="essiah2"/>
    </style:style>
    <style:style style:name="T4" style:family="text">
      <style:text-properties style:font-name="essiah1" fo:font-weight="normal" style:font-weight-asian="normal" style:font-weight-complex="normal"/>
    </style:style>
    <style:style style:name="T5" style:family="text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color="#000000" style:font-name="essiah1" style:text-underline-style="none" style:font-name-asian="essiah2" style:font-name-complex="essiah2" loext:opacity="100%"/>
    </style:style>
    <style:style style:name="T8" style:family="text">
      <style:text-properties fo:color="#000000" style:text-underline-style="none" style:font-name-asian="essiah2" style:font-name-complex="essiah2"/>
    </style:style>
    <style:style style:name="T9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0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1" style:family="text">
      <style:text-properties fo:font-variant="normal" fo:text-transform="none" fo:color="#000000" style:font-name="Liberation Mono" fo:font-size="24pt" fo:letter-spacing="normal" fo:font-style="normal" fo:font-weight="bold" fo:background-color="#ffffff" style:font-name-asian="essiah2" style:font-size-asian="24pt" style:font-weight-asian="bold" style:font-name-complex="essiah2" style:font-size-complex="24pt" style:font-weight-complex="bold"/>
    </style:style>
    <style:style style:name="T12" style:family="text">
      <style:text-properties fo:font-variant="normal" fo:text-transform="none" fo:color="#000000" style:font-name="Liberation Mono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T13" style:family="text">
      <style:text-properties fo:font-variant="normal" fo:text-transform="none" fo:color="#000000" style:font-name="essiah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T14" style:family="text">
      <style:text-properties fo:font-variant="normal" fo:text-transform="none" fo:color="#000000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T15" style:family="text">
      <style:text-properties fo:font-variant="normal" fo:text-transform="none" fo:color="#808080" style:font-name="Liberation Mono" fo:font-size="24pt" fo:letter-spacing="normal" fo:font-style="normal" fo:font-weight="normal" fo:background-color="transparent" style:font-name-asian="essiah2" style:font-size-asian="24pt" style:font-weight-asian="normal" style:font-name-complex="essiah2" style:font-size-complex="24pt" style:font-weight-complex="normal"/>
    </style:style>
    <style:style style:name="T16" style:family="text">
      <style:text-properties style:font-name-asian="essiah2" style:font-name-complex="essiah2"/>
    </style:style>
    <style:style style:name="T17" style:family="text">
      <style:text-properties style:use-window-font-color="true" style:font-name="essiah1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8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9" style:family="text">
      <style:text-properties style:use-window-font-color="true" style:font-name="essiah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1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2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style:font-name-asian="essiah2" style:font-name-complex="essiah2"/>
    </style:style>
    <style:style style:name="T25" style:family="text">
      <style:text-properties style:font-name-asian="eXsE1" style:font-name-complex="eXsE1"/>
    </style:style>
    <style:style style:name="T26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27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28" style:family="text">
      <style:text-properties style:font-name="Essiah" fo:font-size="22pt" style:text-underline-style="none" style:font-size-asian="22pt" style:font-size-complex="22pt"/>
    </style:style>
    <style:style style:name="T29" style:family="text">
      <style:text-properties style:font-name="Essiah" fo:font-size="22pt" style:font-name-asian="essiah2" style:font-size-asian="22pt" style:font-name-complex="essiah2" style:font-size-complex="22pt"/>
    </style:style>
    <style:style style:name="T30" style:family="text">
      <style:text-properties style:text-position="sub 58%"/>
    </style:style>
    <style:style style:name="T31" style:family="text">
      <style:text-properties fo:font-size="22pt" style:font-name-asian="essiah2" style:font-size-asian="22pt" style:font-name-complex="essiah2" style:font-size-complex="22pt"/>
    </style:style>
    <style:style style:name="T32" style:family="text">
      <style:text-properties style:font-name="essiah" style:text-underline-style="none" fo:font-weight="normal" style:font-weight-asian="normal" style:font-weight-complex="normal"/>
    </style:style>
    <style:style style:name="T33" style:family="text">
      <style:text-properties style:font-name="Bodoni 72"/>
    </style:style>
    <style:style style:name="T34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bookmark-start text:name="__DdeLink__1031_1991356204"/>e<text:bookmark-end text:name="__DdeLink__1031_1991356204"/>ssEo</text:p>
      <text:p text:style-name="P55">Alphabet</text:p>
      <text:p text:style-name="P63">aeio AEIO</text:p>
      <text:p text:style-name="P63">pbtd kgmn</text:p>
      <text:p text:style-name="P63">fvqQ szSC</text:p>
      <text:p text:style-name="P63">wryl NZjh</text:p>
      <text:p text:style-name="P64"/>
      <text:p text:style-name="P65">a e i o <text:s/>ā ē ī ō</text:p>
      <text:p text:style-name="P30"><text:span text:style-name="T9">p b t </text:span><text:span text:style-name="T10">d <text:s/></text:span><text:span text:style-name="T9">k g </text:span><text:span text:style-name="T10">m n</text:span></text:p>
      <text:p text:style-name="P30"><text:span text:style-name="T9">f v </text:span><text:span text:style-name="T10">θ </text:span><text:span text:style-name="T9">ð <text:s/></text:span><text:span text:style-name="T9">s </text:span><text:span text:style-name="T10">z </text:span><text:span text:style-name="T9">ʃ </text:span><text:span text:style-name="T9">ʧ</text:span></text:p>
      <text:p text:style-name="normal"><text:span text:style-name="T11">w r y </text:span><text:span text:style-name="T12">l <text:s/></text:span><text:span text:style-name="T11">ŋ ʤ ʒ </text:span><text:span text:style-name="T12">h</text:span></text:p>
      <text:p text:style-name="P55"><text:span text:style-name="T14">Numbers</text:span></text:p>
      <text:p text:style-name="P63">0123456789!@</text:p>
      <text:p text:style-name="normal"><text:span text:style-name="T15"><text:s text:c="4"/></text:span></text:p>
      <text:p text:style-name="P57">Sample Text</text:p>
      <text:p text:style-name="P29">This is an example of <text:s/>English text </text:p>
      <text:p text:style-name="P29">for comparison with the Essiahan text below.</text:p>
      <text:p text:style-name="P29"/>
      <text:p text:style-name="P69">zaaEa mogEqa Qst Sknrt, OgACvzp mziSrirly, tSgw wyndipQS odQt plSo @91,63139 &lt;pEq mOokZad OCyw SO Qtn lop bja Qzogzp vmfydg rsSmS jlein.&gt; QlakfmwNdt kAhzz atdI ne, bItb obgrya jpzyNi fopa qqmse 614@086 aroNC ES NZAmj. oAdave &lt;jOdoh&gt; ze yt IlptyA 88942 SoChp, wpy nbyIvCnQ gjZtbwAw EtoCmo 2 zZtyfEOp 1453 fwQCbjyZrkr rsNANamaZf bfvyZm SwqZebhnzrt.</text:p>
      <text:p text:style-name="P29"/>
      <text:p text:style-name="P67">zaaEa mogEqa Qst Sknrt, OgACvzp mziSrirly, tSgw wyndipQS odQt plSo @91,63139 &lt;pEq mOokZad OCyw SO Qtn lop bja Qzogzp vmfydg rsSmS jlein.&gt; QlakfmwNdt kAhzz atdI ne, bItb obgrya jpzyNi fopa qqmse 614@086 aroNC ES NZAmj. oAdave &lt;jOdoh&gt; ze yt IlptyA 88942 SoChp, wpy nbyIvCnQ gjZtbwAw EtoCmo 2 zZtyfEOp 1453 fwQCbjyZrkr rsNANamaZf bfvyZm SwqZebhnzrt.</text:p>
      <text:p text:style-name="P67"/>
      <text:p text:style-name="P68">zaaEa mogEqa Qst Sknrt, OgACvzp mziSrirly, tSgw wyndipQS odQt plSo @91,63139 &lt;pEq mOokZad OCyw SO Qtn lop bja Qzogzp vmfydg rsSmS jlein.&gt; QlakfmwNdt kAhzz atdI ne, bItb obgrya jpzyNi fopa qqmse 614@086 aroNC ES NZAmj. oAdave &lt;jOdoh&gt; ze yt IlptyA 88942 SoChp, wpy nbyIvCnQ gjZtbwAw EtoCmo 2 zZtyfEOp 1453 fwQCbjyZrkr rsNANamaZf bfvyZm SwqZebhnzrt.</text:p>
      <text:p text:style-name="P55">Basics</text:p>
      <text:p text:style-name="P8">The defaolt order is Sobject-Verb-Object, bot any arrangement is allowed with the ose of markers.</text:p>
      <text:p text:style-name="P9"/>
      <text:p text:style-name="P8">The sobject and object are optional. When no sobject is given, 1st person singolar is assomed.</text:p>
      <text:p text:style-name="P9"/>
      <text:p text:style-name="P8">Modifiers follow their target (i.e. "ball large red").</text:p>
      <text:p text:style-name="P5"/>
      <text:p text:style-name="P12"><text:span text:style-name="T26">Markers precede their object (i.e. "for the ball").</text:span><text:span text:style-name="T24"><text:tab/></text:span></text:p>
      <text:p text:style-name="P55">Articles</text:p>
      <text:p text:style-name="P8">Indefinite Singolar</text:p>
      <text:p text:style-name="P15">_</text:p>
      <text:p text:style-name="P4"/>
      <text:p text:style-name="P4">Indefinite Ploral</text:p>
      <text:p text:style-name="P17">o</text:p>
      <text:p text:style-name="P8"/>
      <text:p text:style-name="P8">Definite Singolar</text:p>
      <text:p text:style-name="P22">to</text:p>
      <text:p text:style-name="P8"/>
      <text:p text:style-name="P8">Definite Ploral</text:p>
      <text:p text:style-name="P26">eto</text:p>
      <text:p text:style-name="P55">Pronoo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1">Nomber</text:p>
          </table:table-cell>
          <table:table-cell table:style-name="Table4.A1" office:value-type="string">
            <text:p text:style-name="P51">Person</text:p>
          </table:table-cell>
          <table:table-cell table:style-name="Table4.A1" office:value-type="string">
            <text:p text:style-name="P51">English</text:p>
          </table:table-cell>
          <table:table-cell table:style-name="Table4.A1" office:value-type="string">
            <text:p text:style-name="P53">essEo</text:p>
          </table:table-cell>
        </table:table-row>
        <table:table-row table:style-name="Table4.1">
          <table:table-cell table:style-name="Table4.A2" office:value-type="string">
            <text:p text:style-name="P49">Singolar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I</text:p>
          </table:table-cell>
          <table:table-cell table:style-name="Table4.A2" office:value-type="string">
            <text:p text:style-name="P16">-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</text:p>
          </table:table-cell>
          <table:table-cell table:style-name="Table4.A2" office:value-type="string">
            <text:p text:style-name="P52">o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is</text:p>
          </table:table-cell>
          <table:table-cell table:style-name="Table4.A2" office:value-type="string">
            <text:p text:style-name="P52">sono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at</text:p>
          </table:table-cell>
          <table:table-cell table:style-name="Table4.A2" office:value-type="string">
            <text:p text:style-name="P52">sonA</text:p>
          </table:table-cell>
        </table:table-row>
        <table:table-row table:style-name="Table4.1">
          <table:table-cell table:style-name="Table4.A2" office:value-type="string">
            <text:p text:style-name="P49">Ploral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we</text:p>
          </table:table-cell>
          <table:table-cell table:style-name="Table4.A2" office:value-type="string">
            <text:p text:style-name="P52">so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 all</text:p>
          </table:table-cell>
          <table:table-cell table:style-name="Table4.A2" office:value-type="string">
            <text:p text:style-name="P52">to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ese</text:p>
          </table:table-cell>
          <table:table-cell table:style-name="Table4.A2" office:value-type="string">
            <text:p text:style-name="P52">sono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ose</text:p>
          </table:table-cell>
          <table:table-cell table:style-name="Table4.A2" office:value-type="string">
            <text:p text:style-name="P52">sonA</text:p>
          </table:table-cell>
        </table:table-row>
      </table:table>
      <text:p text:style-name="P55">Ponctoation</text:p>
      <text:p text:style-name="P8">Period</text:p>
      <text:p text:style-name="P24">.</text:p>
      <text:p text:style-name="P8"/>
      <text:p text:style-name="P8">Comma</text:p>
      <text:p text:style-name="P24">,</text:p>
      <text:p text:style-name="P24"/>
      <text:p text:style-name="P8">Qootation Marks</text:p>
      <text:p text:style-name="P24">&lt; &gt;</text:p>
      <text:p text:style-name="P24"/>
      <text:p text:style-name="P8">Qoestion Mark</text:p>
      <text:p text:style-name="P24">#</text:p>
      <text:p text:style-name="P24"/>
      <text:p text:style-name="P8">Exclamatin Mark</text:p>
      <text:p text:style-name="P24">#</text:p>
      <text:p text:style-name="P55">Conjoctions</text:p>
      <text:p text:style-name="P59">And</text:p>
      <text:p text:style-name="P26">+</text:p>
      <text:p text:style-name="P58">Or</text:p>
      <text:p text:style-name="P25">-</text:p>
      <text:p text:style-name="P55">Markers</text:p>
      <text:p text:style-name="P58"><text:span text:style-name="T24">Direct</text:span><text:span text:style-name="T24"> Object</text:span></text:p>
      <text:p text:style-name="P18">li</text:p>
      <text:p text:style-name="P60">Indirect Object</text:p>
      <text:p text:style-name="P18">-</text:p>
      <text:p text:style-name="P59">Possessive</text:p>
      <text:p text:style-name="P22">es</text:p>
      <text:p text:style-name="P55">Verb Tenses</text:p>
      <text:p text:style-name="P10">I owned.</text:p>
      <text:p text:style-name="P15"><text:span text:style-name="T16">ObrAs.</text:span> </text:p>
      <text:p text:style-name="P8"/>
      <text:p text:style-name="P8">I own.</text:p>
      <text:p text:style-name="P19">brAs.</text:p>
      <text:p text:style-name="P8"/>
      <text:p text:style-name="P10">I will own.</text:p>
      <text:p text:style-name="P19">brAsO.</text:p>
      <text:p text:style-name="P10"/>
      <text:p text:style-name="P9">I owned the night.</text:p>
      <text:p text:style-name="P14"><text:span text:style-name="T31">ObrAs to tEO.</text:span><text:span text:style-name="T25"> </text:span></text:p>
      <text:p text:style-name="P8"/>
      <text:p text:style-name="P8">I own the night.</text:p>
      <text:p text:style-name="P19">brAs to tEO.</text:p>
      <text:p text:style-name="P8"/>
      <text:p text:style-name="P5">I will own the night.</text:p>
      <text:p text:style-name="P23">brAsO to tEO.</text:p>
      <text:p text:style-name="P6"/>
      <text:p text:style-name="P6">I stood with yoo."</text:p>
      <text:p text:style-name="P23">OAgres lo y.</text:p>
      <text:p text:style-name="P4"/>
      <text:p text:style-name="P6">I will be standing with them.</text:p>
      <text:p text:style-name="P28"><text:span text:style-name="T3">ahresO nol lo</text:span><text:span text:style-name="T7"> sono</text:span><text:span text:style-name="T3">.</text:span></text:p>
      <text:p text:style-name="P4"/>
      <text:p text:style-name="P7">Progressive Action</text:p>
      <text:p text:style-name="P23">nol</text:p>
      <text:p text:style-name="P5"/>
      <text:p text:style-name="P6">Yoo are owning the night.</text:p>
      <text:p text:style-name="normal"><text:span text:style-name="T5">y brAs nol to tEO.</text:span><text:span text:style-name="T6"><text:line-break/></text:span></text:p>
      <text:p text:style-name="P6">Completed Action</text:p>
      <text:p text:style-name="P25">don</text:p>
      <text:p text:style-name="P4"/>
      <text:p text:style-name="P6">Yoo had owned the night.</text:p>
      <text:p text:style-name="P23">y den ObrAs to tEO.</text:p>
      <text:p text:style-name="P4"/>
      <text:p text:style-name="P4">Yoo have owned the night.</text:p>
      <text:p text:style-name="P18">y den brAs to tEO.</text:p>
      <text:p text:style-name="P5"/>
      <text:p text:style-name="P4">Yoo will have owned the nights.</text:p>
      <text:p text:style-name="P23">y den brAsO eto tEO.</text:p>
      <text:p text:style-name="P6"/>
      <text:p text:style-name="P6">Yoo had been owning the night.</text:p>
      <text:p text:style-name="P23">y den nel ObrAs to tEO.</text:p>
      <text:p text:style-name="P4"/>
      <text:p text:style-name="P4">Yoo have been owning the night.</text:p>
      <text:p text:style-name="P23">y den nel brAs te tEO.</text:p>
      <text:p text:style-name="P4"/>
      <text:p text:style-name="P4">Yoo will be owning the night.</text:p>
      <text:p text:style-name="P22">y den nel brAsO te tEO.</text:p>
      <text:p text:style-name="P8"/>
      <text:p text:style-name="P9">Will yoo have owned the night?</text:p>
      <text:p text:style-name="P22">?y deb nel brAsO to tEO?</text:p>
      <text:p text:style-name="P55">Nombers</text:p>
      <text:p text:style-name="P4">The nombers and their names are mapped directly on to the alphabet. A base-12 system is o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0">0</text:p>
          </table:table-cell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50">2</text:p>
          </table:table-cell>
          <table:table-cell table:style-name="Table5.A1" office:value-type="string">
            <text:p text:style-name="P50">3</text:p>
          </table:table-cell>
          <table:table-cell table:style-name="Table5.A1" office:value-type="string">
            <text:p text:style-name="P50">4</text:p>
          </table:table-cell>
          <table:table-cell table:style-name="Table5.F1" office:value-type="float" office:value="5">
            <text:p text:style-name="P50">5</text:p>
          </table:table-cell>
          <table:table-cell table:style-name="Table5.F1" office:value-type="float" office:value="6">
            <text:p text:style-name="P50">6</text:p>
          </table:table-cell>
          <table:table-cell table:style-name="Table5.F1" office:value-type="float" office:value="7">
            <text:p text:style-name="P50">7</text:p>
          </table:table-cell>
          <table:table-cell table:style-name="Table5.F1" office:value-type="float" office:value="8">
            <text:p text:style-name="P50">8</text:p>
          </table:table-cell>
          <table:table-cell table:style-name="Table5.F1" office:value-type="float" office:value="9">
            <text:p text:style-name="P50">9</text:p>
          </table:table-cell>
          <table:table-cell table:style-name="Table5.F1" office:value-type="float" office:value="10">
            <text:p text:style-name="P50">10</text:p>
          </table:table-cell>
          <table:table-cell table:style-name="Table5.F1" office:value-type="float" office:value="11">
            <text:p text:style-name="P50">11</text:p>
          </table:table-cell>
        </table:table-row>
        <table:table-row table:style-name="Table5.1">
          <table:table-cell table:style-name="Table5.A2" office:value-type="float" office:value="0">
            <text:p text:style-name="P54">0</text:p>
          </table:table-cell>
          <table:table-cell table:style-name="Table5.A2" office:value-type="float" office:value="1">
            <text:p text:style-name="P54">1</text:p>
          </table:table-cell>
          <table:table-cell table:style-name="Table5.A2" office:value-type="float" office:value="2">
            <text:p text:style-name="P54">2</text:p>
          </table:table-cell>
          <table:table-cell table:style-name="Table5.A2" office:value-type="float" office:value="3">
            <text:p text:style-name="P54">3</text:p>
          </table:table-cell>
          <table:table-cell table:style-name="Table5.A2" office:value-type="float" office:value="4">
            <text:p text:style-name="P54">4</text:p>
          </table:table-cell>
          <table:table-cell table:style-name="Table5.A2" office:value-type="float" office:value="5">
            <text:p text:style-name="P54">5</text:p>
          </table:table-cell>
          <table:table-cell table:style-name="Table5.A2" office:value-type="float" office:value="6">
            <text:p text:style-name="P54">6</text:p>
          </table:table-cell>
          <table:table-cell table:style-name="Table5.A2" office:value-type="float" office:value="7">
            <text:p text:style-name="P54">7</text:p>
          </table:table-cell>
          <table:table-cell table:style-name="Table5.A2" office:value-type="float" office:value="8">
            <text:p text:style-name="P54">8</text:p>
          </table:table-cell>
          <table:table-cell table:style-name="Table5.A2" office:value-type="float" office:value="9">
            <text:p text:style-name="P54">9</text:p>
          </table:table-cell>
          <table:table-cell table:style-name="Table5.K2" office:value-type="string">
            <text:p text:style-name="P54">:</text:p>
          </table:table-cell>
          <table:table-cell table:style-name="Table5.K2" office:value-type="string">
            <text:p text:style-name="P54">;</text:p>
          </table:table-cell>
        </table:table-row>
      </table:table>
      <text:p text:style-name="P21"/>
      <text:p text:style-name="P21"/>
      <text:p text:style-name="P1"/>
      <text:p text:style-name="P8">If necessary, <text:span text:style-name="T33">nombers</text:span> are marked with the <text:span text:style-name="T29">#</text:span> symbol (the # on the keyboard).</text:p>
      <text:p text:style-name="P1"/>
      <text:p text:style-name="P11">195<text:span text:style-name="T30">12</text:span><text:span text:style-name="T34"> = 213</text:span><text:span text:style-name="T30">10</text:span></text:p>
      <text:p text:style-name="P20">#ioO</text:p>
      <text:p text:style-name="P1"/>
      <text:p text:style-name="P11">1063<text:span text:style-name="T30">12</text:span><text:span text:style-name="T34"> = 1803</text:span><text:span text:style-name="T30">10</text:span></text:p>
      <text:p text:style-name="P27">#iwoI</text:p>
      <text:p text:style-name="P4"/>
      <text:p text:style-name="P4">3*4=12<text:span text:style-name="T30"> </text:span></text:p>
      <text:p text:style-name="P46">I,Y=iw</text:p>
      <text:p text:style-name="P4"/>
      <text:p text:style-name="P8"><text:span text:style-name="T23">Positional terms like "1st" and modifiers like "dooble" are formed with the word for position, </text:span><text:span text:style-name="T27">ok</text:span><text:span text:style-name="T23">, followed by the nomber.</text:span></text:p>
      <text:p text:style-name="P6"/>
      <text:p text:style-name="P8"><text:span text:style-name="T23">The word for "dooble" or "2nd" is </text:span><text:span text:style-name="T28">o</text:span><text:span text:style-name="T27">kY</text:span><text:span text:style-name="T23">.</text:span></text:p>
      <text:p text:style-name="P56">Calendar</text:p>
      <text:p text:style-name="P13">There is a 13 month, 28 day calendar.</text:p>
      <text:p text:style-name="P55">Examples</text:p>
      <text:p text:style-name="P3">Deroetixoxa</text:p>
      <text:p text:style-name="P15">derOetiksokso</text:p>
      <text:p text:style-name="P3"/>
      <text:p text:style-name="P37">Aono and Ecssiah</text:p>
      <text:p text:style-name="P39">AOno on ekssEo</text:p>
      <text:p text:style-name="P42"/>
      <text:p text:style-name="P42">Good and Evil</text:p>
      <text:p text:style-name="P39">AOn on gw</text:p>
      <text:p text:style-name="P42"/>
      <text:p text:style-name="P40">Beginning and Ending</text:p>
      <text:p text:style-name="P33">ok on ko</text:p>
      <text:p text:style-name="P40"/>
      <text:p text:style-name="P43"><text:span text:style-name="T21">Female</text:span> and <text:span text:style-name="T21">Male</text:span></text:p>
      <text:p text:style-name="P41">nEob on sen</text:p>
      <text:p text:style-name="P38"/>
      <text:p text:style-name="P43">Spirit and Sool</text:p>
      <text:p text:style-name="P32">son on Aden</text:p>
      <text:p text:style-name="P42"/>
      <text:p text:style-name="P43">We own the night.</text:p>
      <text:p text:style-name="P33">so brAs to tEO.</text:p>
      <text:p text:style-name="P44"/>
      <text:p text:style-name="P44">We own nights.</text:p>
      <text:p text:style-name="P47"><text:span text:style-name="T23">s</text:span><text:span text:style-name="T20">o</text:span><text:span text:style-name="T23"> brAs </text:span><text:span text:style-name="T8">eto </text:span><text:span text:style-name="T23">tEO.</text:span></text:p>
      <text:p text:style-name="P44"/>
      <text:p text:style-name="P44">Nights, we own.</text:p>
      <text:p text:style-name="P48"><text:span text:style-name="T1">li ete tEO s</text:span><text:span text:style-name="T17">o</text:span><text:span text:style-name="T1"> brAs.</text:span></text:p>
      <text:p text:style-name="P44"/>
      <text:p text:style-name="P44">They wrote the docoments.</text:p>
      <text:p text:style-name="P47"><text:span text:style-name="T23">s</text:span><text:span text:style-name="T20">o</text:span><text:span text:style-name="T23">no Okr</text:span><text:span text:style-name="T20">o</text:span><text:span text:style-name="T23">s ero pasen.</text:span></text:p>
      <text:p text:style-name="P44"/>
      <text:p text:style-name="P43">I will write the docoment.</text:p>
      <text:p text:style-name="P33">krosO te pasen.</text:p>
      <text:p text:style-name="P43"/>
      <text:p text:style-name="P43">Literal: Their docoment has zero principles.</text:p>
      <text:p text:style-name="P43">Natoral: Their docoment has no principles.</text:p>
      <text:p text:style-name="P48"><text:span text:style-name="T2">es s</text:span><text:span text:style-name="T18">o</text:span><text:span text:style-name="T2">no pasen avom lok o.</text:span></text:p>
      <text:p text:style-name="P36"/>
      <text:p text:style-name="P43">Oor docoment has good principles.</text:p>
      <text:p text:style-name="P48"><text:span text:style-name="T32">es s</text:span><text:span text:style-name="T22">o </text:span><text:span text:style-name="T32">pasen avom AOn lok o.</text:span></text:p>
      <text:p text:style-name="P45"/>
      <text:p text:style-name="P45">Are yoo writing a docoment?</text:p>
      <text:p text:style-name="P48"><text:span text:style-name="T4">?o nel kr</text:span><text:span text:style-name="T19">o</text:span><text:span text:style-name="T4">s pasen?</text:span></text:p>
      <text:p text:style-name="P45"/>
      <text:p text:style-name="P45">Yes, I am writing a docoment.</text:p>
      <text:p text:style-name="P48"><text:span text:style-name="T4">Zo, nel kr</text:span><text:span text:style-name="T19">o</text:span><text:span text:style-name="T4">s pasen.</text:span></text:p>
      <text:p text:style-name="P45"/>
      <text:p text:style-name="P45">He has good intentions!</text:p>
      <text:p text:style-name="P48"><text:span text:style-name="T4">!sono avom </text:span><text:span text:style-name="T19">eto w</text:span><text:span text:style-name="T4">tOs AOn!</text:span></text:p>
      <text:p text:style-name="P45"/>
      <text:p text:style-name="P45">Are those people evil?!</text:p>
      <text:p text:style-name="P48"><text:span text:style-name="T4">;s</text:span><text:span text:style-name="T19">o</text:span><text:span text:style-name="T4">nA sE go</text:span><text:span text:style-name="T19">w;</text:span></text:p>
      <text:p text:style-name="P45"/>
      <text:p text:style-name="P45">No, these people are good!</text:p>
      <text:p text:style-name="P48"><text:span text:style-name="T4">!no, s</text:span><text:span text:style-name="T19">o</text:span><text:span text:style-name="T4">nA sE AOn!</text:span></text:p>
      <text:p text:style-name="P45"/>
      <text:p text:style-name="P45">I will stress the principles!</text:p>
      <text:p text:style-name="P34">!zonO eto lok!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2-05T21:32:49</dc:date>
    <meta:editing-duration>P7DT13H4M39S</meta:editing-duration>
    <meta:editing-cycles>1511</meta:editing-cycles>
    <meta:generator>OpenOffice/4.1.15$Unix OpenOffice.org_project/4115m2$Build-9813</meta:generator>
    <dc:creator>Michael Chapman</dc:creator>
    <meta:document-statistic meta:table-count="2" meta:image-count="0" meta:object-count="0" meta:page-count="1" meta:paragraph-count="202" meta:word-count="744" meta:character-count="3810"/>
  </office:meta>
</office:document-meta>
</file>